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3de0" officeooo:paragraph-rsid="00143de0"/>
    </style:style>
    <style:style style:name="P2" style:family="paragraph" style:parent-style-name="Standard">
      <style:paragraph-properties fo:text-align="start" style:justify-single-word="false"/>
      <style:text-properties officeooo:rsid="00143de0" officeooo:paragraph-rsid="001631cd"/>
    </style:style>
    <style:style style:name="P3" style:family="paragraph" style:parent-style-name="Standard">
      <style:paragraph-properties fo:text-align="center" style:justify-single-word="false"/>
      <style:text-properties fo:font-size="14pt" officeooo:rsid="00143de0" officeooo:paragraph-rsid="00143de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43de0" officeooo:paragraph-rsid="00143de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43de0" officeooo:paragraph-rsid="001631c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3de0" officeooo:paragraph-rsid="00143de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3de0" officeooo:paragraph-rsid="00143de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31cd" officeooo:paragraph-rsid="001631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8e24b" officeooo:paragraph-rsid="0018e24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31f2f" officeooo:paragraph-rsid="00231f2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31f2f" officeooo:paragraph-rsid="0025806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99ccc" officeooo:paragraph-rsid="00199cc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3de0" officeooo:paragraph-rsid="001631c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631cd" officeooo:paragraph-rsid="001631c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8e24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99cc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aaf7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fa54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231f2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99ccc" officeooo:paragraph-rsid="00258069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99ccc" officeooo:paragraph-rsid="00199cc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aaf7a" officeooo:paragraph-rsid="001aaf7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ca5d6" officeooo:paragraph-rsid="001ca5d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31f2f" officeooo:paragraph-rsid="00231f2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31f2f" officeooo:paragraph-rsid="0025806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58069" officeooo:paragraph-rsid="0025806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c7674" officeooo:paragraph-rsid="002c767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c7674" officeooo:paragraph-rsid="002e39c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e39cc" officeooo:paragraph-rsid="002e39c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fbc4b" officeooo:paragraph-rsid="002fbc4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1550d" officeooo:paragraph-rsid="0031550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1550d" officeooo:paragraph-rsid="00231f2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2925f" officeooo:paragraph-rsid="0032925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46be3" officeooo:paragraph-rsid="00346be3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52f17" officeooo:paragraph-rsid="00352f1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7ccfc" officeooo:paragraph-rsid="0027ccf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8e24b" officeooo:paragraph-rsid="0018e24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8e24b" officeooo:paragraph-rsid="002aa7b6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8e24b" officeooo:paragraph-rsid="002c767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aa7b6" officeooo:paragraph-rsid="002aa7b6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c7674" officeooo:paragraph-rsid="002c76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199ccc" officeooo:paragraph-rsid="00199ccc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1aaf7a" officeooo:paragraph-rsid="001aaf7a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1aaf7a" officeooo:paragraph-rsid="00231f2f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1aaf7a" officeooo:paragraph-rsid="00258069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1fa54a" officeooo:paragraph-rsid="001fa54a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1fa54a" officeooo:paragraph-rsid="00231f2f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1631cd" officeooo:paragraph-rsid="0027ccfc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8e24b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2aa7b6" officeooo:paragraph-rsid="002aa7b6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2aa7b6" officeooo:paragraph-rsid="002c7674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rsid="00143de0" officeooo:paragraph-rsid="001631cd"/>
    </style:style>
    <style:style style:name="T1" style:family="text">
      <style:text-properties officeooo:rsid="001631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12pt"/>
    </style:style>
    <style:style style:name="T4" style:family="text">
      <style:text-properties officeooo:rsid="00199ccc" style:font-size-asian="12pt"/>
    </style:style>
    <style:style style:name="T5" style:family="text">
      <style:text-properties officeooo:rsid="001aaf7a" style:font-size-asian="12pt"/>
    </style:style>
    <style:style style:name="T6" style:family="text">
      <style:text-properties officeooo:rsid="001fa54a" style:font-size-asian="12pt"/>
    </style:style>
    <style:style style:name="T7" style:family="text">
      <style:text-properties officeooo:rsid="00231f2f" style:font-size-asian="12pt"/>
    </style:style>
    <style:style style:name="T8" style:family="text">
      <style:text-properties officeooo:rsid="00258069" style:font-size-asian="12pt"/>
    </style:style>
    <style:style style:name="T9" style:family="text">
      <style:text-properties officeooo:rsid="002532cf"/>
    </style:style>
    <style:style style:name="T10" style:family="text">
      <style:text-properties officeooo:rsid="0027ccfc"/>
    </style:style>
    <style:style style:name="T11" style:family="text">
      <style:text-properties officeooo:rsid="002c7674"/>
    </style:style>
    <style:style style:name="T12" style:family="text">
      <style:text-properties officeooo:rsid="001aa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latório Analisador Léxico e Tabela de Símbolos</text:p>
      <text:p text:style-name="P1"/>
      <text:p text:style-name="P1">Daniel de Paula Braga Lópes</text:p>
      <text:p text:style-name="P1">Guilherme Fernandes Marchezin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1. Forma de Utilização</text:p>
      <text:p text:style-name="P6"/>
      <text:p text:style-name="P7">A execução do <text:bookmark-start text:name="__DdeLink__2_668952772"/>compilador<text:bookmark-end text:name="__DdeLink__2_668952772"/> é feito via terminal do Linux utilizando o .jar que está localizado na pasta dist passando o nome do .jar e o arquivo de entrada que será compilado, da seguinte forma:</text:p>
      <text:p text:style-name="P7"/>
      <text:p text:style-name="P7">java -jar compilador.jar &lt;nome_aquivo&gt;</text:p>
      <text:p text:style-name="P7"/>
      <text:p text:style-name="P7">Abaixo um exemplo de como compilar o primeiro código de teste disponibilizado na especificação do trabalho:</text:p>
      <text:p text:style-name="P7"/>
      <text:p text:style-name="P7">java -jar Compilador.jar ../test/teste1.tst</text:p>
      <text:p text:style-name="P7"/>
      <text:p text:style-name="P7"/>
      <text:p text:style-name="P4"><text:bookmark-start text:name="__DdeLink__8_668952772"/>2. Implementação<text:bookmark-end text:name="__DdeLink__8_668952772"/></text:p>
      <text:p text:style-name="P4"/>
      <text:p text:style-name="P8">Abaixo uma breve explicação das classes existentes no compilador:</text:p>
      <text:p text:style-name="P8"/>
      <text:p text:style-name="P14"><text:bookmark-start text:name="__DdeLink__4_668952772"/>2.1 Lexer<text:bookmark-end text:name="__DdeLink__4_668952772"/></text:p>
      <text:p text:style-name="P14"/>
      <text:p text:style-name="P8">Classe que implementa o analisador léxico. Seu construtor insere as palavras reservadas na tabela de símbolos. Possui um método s<text:span text:style-name="T2">can</text:span> que devolve um Token.</text:p>
      <text:p text:style-name="P8"/>
      <text:p text:style-name="P14"><text:bookmark-start text:name="__DdeLink__42_668952772"/>2.2 LexicalException</text:p>
      <text:p text:style-name="P14"/>
      <text:p text:style-name="P8"><text:bookmark-start text:name="__DdeLink__46_668952772"/>Classe <text:span text:style-name="T9">para imprimir na tela o motivo de ocorrer uma determinada exceção</text:span>. Existem três casos:</text:p>
      <text:p text:style-name="P8">- Token inválido: É passado um token inválido ou não esperado;</text:p>
      <text:p text:style-name="P8">- Fim de arquivo inesperado: O arquivo termina quando ainda deveria possuir alguma informação;</text:p>
      <text:p text:style-name="P8">- Default: Ocorre quando é um erro diferente dos dois anteriores.<text:bookmark-end text:name="__DdeLink__46_668952772"/><text:bookmark-end text:name="__DdeLink__42_668952772"/></text:p>
      <text:p text:style-name="P8"/>
      <text:p text:style-name="P14"><text:bookmark-start text:name="__DdeLink__6_668952772"/>2.3 Num<text:bookmark-end text:name="__DdeLink__6_668952772"/></text:p>
      <text:p text:style-name="P14"/>
      <text:p text:style-name="P8">Classe para representar um Token número.</text:p>
      <text:p text:style-name="P8"/>
      <text:p text:style-name="P8"/>
      <text:p text:style-name="P14">2.4 Tag</text:p>
      <text:p text:style-name="P14"/>
      <text:p text:style-name="P8">Classe que define as constantes para os tokens.</text:p>
      <text:p text:style-name="P8"/>
      <text:p text:style-name="P14">2.5 Token</text:p>
      <text:p text:style-name="P14"/>
      <text:p text:style-name="P8">Representa um Token genérico. Contém a constante que representa o Token.</text:p>
      <text:p text:style-name="P8"/>
      <text:p text:style-name="P14">2.6 Word</text:p>
      <text:p text:style-name="P14"/>
      <text:p text:style-name="P8">Representa um token de palavras reservadas, identificadores e tokens compostos como != e &amp;&amp;.</text:p>
      <text:p text:style-name="P14"/>
      <text:p text:style-name="P2"/>
      <text:p text:style-name="P2"/>
      <text:p text:style-name="P2"/>
      <text:p text:style-name="P2"/>
      <text:p text:style-name="P2"/>
      <text:p text:style-name="P48"><text:soft-page-break/>2.<text:span text:style-name="T10">7 Syntaxer</text:span></text:p>
      <text:p text:style-name="P48"/>
      <text:p text:style-name="P36">Essa classe implementa completamente o sintático com todas os módulos necessários, como por exemplo o ‘eat’ e ‘advance’.</text:p>
      <text:p text:style-name="P2"/>
      <text:p text:style-name="P2"/>
      <text:p text:style-name="P5"><text:span text:style-name="T1">3</text:span>. <text:span text:style-name="T1">Testes</text:span></text:p>
      <text:p text:style-name="P5"/>
      <text:p text:style-name="P9">A seguir os testes e seus respectivos resultados:</text:p>
      <text:p text:style-name="P9"/>
      <text:p text:style-name="P15"><text:bookmark-start text:name="__DdeLink__10_668952772"/>3.1 Teste 1<text:bookmark-end text:name="__DdeLink__10_668952772"/></text:p>
      <text:p text:style-name="P15"/>
      <text:p text:style-name="P9">Código:</text:p>
      <text:p text:style-name="P9"/>
      <text:p text:style-name="P9">init</text:p>
      <text:p text:style-name="P9"><text:tab/> a, b, c, result is integer;</text:p>
      <text:p text:style-name="P9"/>
      <text:p text:style-name="P9"><text:tab/> read (a);</text:p>
      <text:p text:style-name="P9"><text:tab/> read (c);</text:p>
      <text:p text:style-name="P9"><text:tab/> b := 10;</text:p>
      <text:p text:style-name="P9"><text:tab/> result := (a * c)/(b + 5 - 345);</text:p>
      <text:p text:style-name="P9"><text:tab/> write(result);</text:p>
      <text:p text:style-name="P9">stop</text:p>
      <text:p text:style-name="P9"/>
      <text:p text:style-name="P9">Resultado:</text:p>
      <text:p text:style-name="P9"/>
      <text:p text:style-name="P40">Análise sintática terminada com sucesso.</text:p>
      <text:p text:style-name="P9"/>
      <text:p text:style-name="P9"/>
      <text:p text:style-name="P9"/>
      <text:p text:style-name="P15"><text:bookmark-start text:name="__DdeLink__12_668952772"/>3.2 Teste 2<text:bookmark-end text:name="__DdeLink__12_668952772"/></text:p>
      <text:p text:style-name="P15"/>
      <text:p text:style-name="P50">3.2.1 Primeira execução</text:p>
      <text:p text:style-name="P15"/>
      <text:p text:style-name="P9">Código:</text:p>
      <text:p text:style-name="P9"/>
      <text:p text:style-name="P9"><text:tab/>a, _valor, b : integer;</text:p>
      <text:p text:style-name="P9"/>
      <text:p text:style-name="P9">init</text:p>
      <text:p text:style-name="P9"><text:tab/> read (a);</text:p>
      <text:p text:style-name="P9"><text:tab/> b := a * a;</text:p>
      <text:p text:style-name="P9"><text:tab/> write (b);</text:p>
      <text:p text:style-name="P9"><text:tab/> b = b + a/2 * (a + 5);</text:p>
      <text:p text:style-name="P9"><text:tab/> Write (b);</text:p>
      <text:p text:style-name="P9">stop</text:p>
      <text:p text:style-name="P9"/>
      <text:p text:style-name="P9">Resultado:</text:p>
      <text:p text:style-name="P9"/>
      <text:p text:style-name="P40">Erro sintático na linha 1: Token 'a' inesperado. Esperando 'init'.</text:p>
      <text:p text:style-name="P40">Erro léxico na linha 1: Token inválido ':'.</text:p>
      <text:p text:style-name="P40">Análse sintática terminada com erros.</text:p>
      <text:p text:style-name="P9"/>
      <text:p text:style-name="P9"><text:soft-page-break/></text:p>
      <text:p text:style-name="P50">3.2.2 Segunda execução</text:p>
      <text:p text:style-name="P50"/>
      <text:p text:style-name="P38">Código:</text:p>
      <text:p text:style-name="P50"/>
      <text:p text:style-name="P40">init</text:p>
      <text:p text:style-name="P40"><text:tab/> a, _valor, b : integer;</text:p>
      <text:p text:style-name="P40"/>
      <text:p text:style-name="P40"><text:tab/> read (a);</text:p>
      <text:p text:style-name="P40"><text:tab/> b := a * a;</text:p>
      <text:p text:style-name="P40"><text:tab/> write (b);</text:p>
      <text:p text:style-name="P40"><text:tab/> b = b + a/2 * (a + 5);</text:p>
      <text:p text:style-name="P40"><text:tab/> Write (b);</text:p>
      <text:p text:style-name="P40">stop</text:p>
      <text:p text:style-name="P40"/>
      <text:p text:style-name="P40">Resultado:</text:p>
      <text:p text:style-name="P40"/>
      <text:p text:style-name="P40">Erro sintático na linha 4: Token '_' inesperado. Esperando 'ID'.</text:p>
      <text:p text:style-name="P40">Erro léxico na linha 4: Token inválido ':'.</text:p>
      <text:p text:style-name="P40">Erro sintático na linha 4: Token 'integer' inesperado. Esperando ',', 'is'.</text:p>
      <text:p text:style-name="P40">Erro sintático na linha 12: Token 'EOF' inesperado. Esperando 'is'.</text:p>
      <text:p text:style-name="P40">Erro sintático na linha 12: Token 'EOF' inesperado. Esperando 'integer', 'string'.</text:p>
      <text:p text:style-name="P40">Erro sintático na linha 12: Token 'EOF' inesperado. Esperando ';'.</text:p>
      <text:p text:style-name="P40">Erro sintático na linha 12: Token 'EOF' inesperado. Esperando 'ID', 'if', 'do', 'read', 'write'.</text:p>
      <text:p text:style-name="P40">Erro sintático na linha 12: Token 'EOF' inesperado. Esperando 'stop'.</text:p>
      <text:p text:style-name="P40">Análse sintática terminada com erros.</text:p>
      <text:p text:style-name="P40"/>
      <text:p text:style-name="P50">3.2.3 Terceira execução</text:p>
      <text:p text:style-name="P50"/>
      <text:p text:style-name="P39">Código:</text:p>
      <text:p text:style-name="P39"/>
      <text:p text:style-name="P41">init</text:p>
      <text:p text:style-name="P41"><text:tab/> a, valor, b is integer;</text:p>
      <text:p text:style-name="P41"/>
      <text:p text:style-name="P41"><text:tab/> read (a);</text:p>
      <text:p text:style-name="P41"><text:tab/> b := a * a;</text:p>
      <text:p text:style-name="P41"><text:tab/> write (b);</text:p>
      <text:p text:style-name="P41"><text:tab/> b = b + a/2 * (a + 5);</text:p>
      <text:p text:style-name="P41"><text:tab/> Write (b);</text:p>
      <text:p text:style-name="P41">stop</text:p>
      <text:p text:style-name="P40"/>
      <text:p text:style-name="P41">Resultado:</text:p>
      <text:p text:style-name="P41"/>
      <text:p text:style-name="P41">Erro sintático na linha 7: Token '=' inesperado. Esperando ':='.</text:p>
      <text:p text:style-name="P41">Erro sintático na linha 10: Token 'EOF' inesperado. Esperando 'ID', 'NUM', 'STRING', '(', 'not', '-'.</text:p>
      <text:p text:style-name="P41">Erro sintático na linha 10: Token 'EOF' inesperado. Esperando ';'.</text:p>
      <text:p text:style-name="P41">Erro sintático na linha 10: Token 'EOF' inesperado. Esperando 'ID', 'if', 'do', 'read', 'write', 'end', 'while', 'stop'.</text:p>
      <text:p text:style-name="P41">Erro sintático na linha 10: Token 'EOF' inesperado. Esperando 'stop'.</text:p>
      <text:p text:style-name="P41">Análse sintática terminada com erros.</text:p>
      <text:p text:style-name="P41"/>
      <text:p text:style-name="P41"/>
      <text:p text:style-name="P51"><text:soft-page-break/>3.2.<text:span text:style-name="T11">4</text:span> <text:span text:style-name="T11">Quarta</text:span> execução</text:p>
      <text:p text:style-name="P51"/>
      <text:p text:style-name="P39">Código:</text:p>
      <text:p text:style-name="P39"/>
      <text:p text:style-name="P41">init</text:p>
      <text:p text:style-name="P41"><text:tab/> a, valor, b is integer;</text:p>
      <text:p text:style-name="P41"/>
      <text:p text:style-name="P41"><text:tab/> read (a);</text:p>
      <text:p text:style-name="P41"><text:tab/> b := a * a;</text:p>
      <text:p text:style-name="P41"><text:tab/> write (b);</text:p>
      <text:p text:style-name="P41"><text:tab/> b := b + a/2 * (a + 5);</text:p>
      <text:p text:style-name="P41"><text:tab/> Write (b);</text:p>
      <text:p text:style-name="P41">stop</text:p>
      <text:p text:style-name="P41"/>
      <text:p text:style-name="P41">Resultado:</text:p>
      <text:p text:style-name="P41"/>
      <text:p text:style-name="P41">Análise sintática terminada com sucesso.</text:p>
      <text:p text:style-name="P9"/>
      <text:p text:style-name="P15"><text:bookmark-start text:name="__DdeLink__14_668952772"/>3.3 Teste 3<text:bookmark-end text:name="__DdeLink__14_668952772"/></text:p>
      <text:p text:style-name="P15"/>
      <text:p text:style-name="P12">Código:</text:p>
      <text:p text:style-name="P27">{ Programa de Teste</text:p>
      <text:p text:style-name="P27">Calculo de idade }</text:p>
      <text:p text:style-name="P27">init</text:p>
      <text:p text:style-name="P27"><text:tab/> cont_ is integer;</text:p>
      <text:p text:style-name="P27"><text:tab/> media, idade, soma_ is integer;</text:p>
      <text:p text:style-name="P27"><text:tab/> begin</text:p>
      <text:p text:style-name="P27"><text:tab/><text:tab/> cont_ = 5;</text:p>
      <text:p text:style-name="P27"><text:tab/><text:tab/> soma = 0;</text:p>
      <text:p text:style-name="P27"><text:tab/><text:tab/> do</text:p>
      <text:p text:style-name="P27"/>
      <text:p text:style-name="P27"><text:tab/><text:tab/><text:tab/> write("Altura: ");</text:p>
      <text:p text:style-name="P27"><text:tab/><text:tab/><text:tab/> read (altura);</text:p>
      <text:p text:style-name="P27"><text:tab/><text:tab/><text:tab/> soma := soma altura;</text:p>
      <text:p text:style-name="P27"><text:tab/><text:tab/><text:tab/> cont_ := cont_ - 1;</text:p>
      <text:p text:style-name="P27"/>
      <text:p text:style-name="P27"><text:s/><text:tab/><text:tab/>while(cont_ &gt; 0)</text:p>
      <text:p text:style-name="P27"><text:tab/><text:tab/>write("Media: ");</text:p>
      <text:p text:style-name="P27"><text:tab/><text:tab/>write (soma / qtd);</text:p>
      <text:p text:style-name="P27">stop</text:p>
      <text:p text:style-name="P13"/>
      <text:p text:style-name="P12"/>
      <text:p text:style-name="P27"><text:bookmark-start text:name="__DdeLink__5470_1232657559"/>Erros:<text:bookmark-end text:name="__DdeLink__5470_1232657559"/></text:p>
      <text:p text:style-name="P27">1. </text:p>
      <text:p text:style-name="P27">Erro sintático na linha 4: Token 'int' inesperado. Esperando 'integer', 'string'.</text:p>
      <text:p text:style-name="P27">Erro sintático na linha 6: Token 'begin' inesperado. Esperando 'ID', 'if', 'do', 'read', 'write'.</text:p>
      <text:p text:style-name="P27">Análse sintática terminada com erros.</text:p>
      <text:p text:style-name="P27"/>
      <text:p text:style-name="P27">2.</text:p>
      <text:p text:style-name="P27">Erro sintático na linha 6: Token 'begin' inesperado. Esperando 'ID', 'if', 'do', 'read', 'write'.</text:p>
      <text:p text:style-name="P27">Análse sintática terminada com erros.</text:p>
      <text:p text:style-name="P27"/>
      <text:p text:style-name="P27"><text:soft-page-break/>3.</text:p>
      <text:p text:style-name="P27">Erro sintático na linha 7: Token '=' inesperado. Esperando ':=', ',', 'is'.</text:p>
      <text:p text:style-name="P27">Análse sintática terminada com erros.</text:p>
      <text:p text:style-name="P27">4.</text:p>
      <text:p text:style-name="P27">Erro sintático na linha 13: Token 'altura' inesperado. Esperando '*', '/', 'and', 'or', '+', '-', ';', ')', '&gt;', '=', '&gt;=', '&lt;', '&lt;=', '&lt;&gt;'.</text:p>
      <text:p text:style-name="P27">Erro sintático na linha 17: Token 'write' inesperado. Esperando ';'.</text:p>
      <text:p text:style-name="P27">Análse sintática terminada com erros.</text:p>
      <text:p text:style-name="P27"/>
      <text:p text:style-name="P27"/>
      <text:p text:style-name="P29">Código:</text:p>
      <text:p text:style-name="P29"/>
      <text:p text:style-name="P29">{ Programa de Teste</text:p>
      <text:p text:style-name="P29">Calculo de idade }</text:p>
      <text:p text:style-name="P29">init</text:p>
      <text:p text:style-name="P29"><text:tab/> cont_ is integer;</text:p>
      <text:p text:style-name="P29"><text:tab/> media, idade, soma_ is integer;</text:p>
      <text:p text:style-name="P29"/>
      <text:p text:style-name="P29"><text:tab/> cont_ := 5;</text:p>
      <text:p text:style-name="P29"><text:tab/> soma := 0;</text:p>
      <text:p text:style-name="P29"><text:tab/> do</text:p>
      <text:p text:style-name="P29"/>
      <text:p text:style-name="P29"><text:tab/><text:tab/><text:tab/> write("Altura: ");</text:p>
      <text:p text:style-name="P29"><text:tab/><text:tab/><text:tab/> read (altura);</text:p>
      <text:p text:style-name="P29"><text:tab/><text:tab/><text:tab/> soma := soma + altura;</text:p>
      <text:p text:style-name="P29"><text:tab/><text:tab/><text:tab/> cont_ := cont_ - 1;</text:p>
      <text:p text:style-name="P29"/>
      <text:p text:style-name="P29"><text:s/><text:tab/><text:tab/>while(cont_ &gt; 0);</text:p>
      <text:p text:style-name="P29"><text:tab/><text:tab/>write("Media: ");</text:p>
      <text:p text:style-name="P29"><text:tab/><text:tab/>write (soma / qtd);</text:p>
      <text:p text:style-name="P29">stop</text:p>
      <text:p text:style-name="P29"/>
      <text:p text:style-name="P29">Resultado:</text:p>
      <text:p text:style-name="P29"/>
      <text:p text:style-name="P29">Análise sintática terminada com sucesso.</text:p>
      <text:p text:style-name="P12"/>
      <text:p text:style-name="P12"/>
      <text:p text:style-name="P16"><text:span text:style-name="T3">3.</text:span><text:span text:style-name="T4">4</text:span><text:span text:style-name="T3"> Teste </text:span><text:span text:style-name="T4">4</text:span></text:p>
      <text:p text:style-name="P42"/>
      <text:p text:style-name="P29">Código:</text:p>
      <text:p text:style-name="P12"/>
      <text:p text:style-name="P29">init</text:p>
      <text:p text:style-name="P29"/>
      <text:p text:style-name="P29"><text:tab/>i, j, k, total, 1soma is integer</text:p>
      <text:p text:style-name="P29"/>
      <text:p text:style-name="P29"><text:tab/><text:tab/>read (I);</text:p>
      <text:p text:style-name="P29"><text:tab/><text:tab/>k := i * (5-i * 50 / 10;</text:p>
      <text:p text:style-name="P29"><text:tab/><text:tab/>j := i * 10;</text:p>
      <text:p text:style-name="P29"><text:tab/><text:tab/>k := i* j / k;</text:p>
      <text:p text:style-name="P29"><text:tab/><text:tab/>k := 4 + a ;</text:p>
      <text:p text:style-name="P29"><text:tab/><text:tab/>write(i);</text:p>
      <text:p text:style-name="P29"><text:tab/><text:tab/>write(j);</text:p>
      <text:p text:style-name="P29"><text:soft-page-break/><text:tab/><text:tab/>write(k);</text:p>
      <text:p text:style-name="P29"/>
      <text:p text:style-name="P28">Erros:</text:p>
      <text:p text:style-name="P28"/>
      <text:p text:style-name="P29">1.</text:p>
      <text:p text:style-name="P29">Erro sintático na linha 3: Token '1' inesperado. Esperando 'ID'.</text:p>
      <text:p text:style-name="P29">Erro sintático na linha 5: Token 'read' inesperado. Esperando ';'.</text:p>
      <text:p text:style-name="P29">Erro sintático na linha 6: Token ';' inesperado. Esperando '&gt;', '=', '&gt;=', '&lt;', '&lt;=', '&lt;&gt;', ')'.</text:p>
      <text:p text:style-name="P29">Erro sintático na linha 13: Token 'EOF' inesperado. Esperando 'ID', 'if', 'do', 'read', 'write', 'end', 'while', 'stop'.</text:p>
      <text:p text:style-name="P29">Erro sintático na linha 13: Token 'EOF' inesperado. Esperando 'stop'.</text:p>
      <text:p text:style-name="P29">Análse sintática terminada com erros.</text:p>
      <text:p text:style-name="P29"/>
      <text:p text:style-name="P29">2.</text:p>
      <text:p text:style-name="P29">Erro sintático na linha 6: Token ';' inesperado. Esperando '&gt;', '=', '&gt;=', '&lt;', '&lt;=', '&lt;&gt;', ')'.</text:p>
      <text:p text:style-name="P29">Análse sintática terminada com erros.</text:p>
      <text:p text:style-name="P29"/>
      <text:p text:style-name="P29">Código:</text:p>
      <text:p text:style-name="P29"/>
      <text:p text:style-name="P29">init</text:p>
      <text:p text:style-name="P29"/>
      <text:p text:style-name="P29"><text:tab/>i, j, k, total, soma1 is integer;</text:p>
      <text:p text:style-name="P29"/>
      <text:p text:style-name="P29"><text:tab/><text:tab/>read (I);</text:p>
      <text:p text:style-name="P29"><text:tab/><text:tab/>k := i * (5-i * 50 / 10);</text:p>
      <text:p text:style-name="P29"><text:tab/><text:tab/>j := i * 10;</text:p>
      <text:p text:style-name="P29"><text:tab/><text:tab/>k := i* j / k;</text:p>
      <text:p text:style-name="P29"><text:tab/><text:tab/>k := 4 + a ;</text:p>
      <text:p text:style-name="P29"><text:tab/><text:tab/>write(i);</text:p>
      <text:p text:style-name="P29"><text:tab/><text:tab/>write(j);</text:p>
      <text:p text:style-name="P29"><text:tab/><text:tab/>write(k);</text:p>
      <text:p text:style-name="P29">stop</text:p>
      <text:p text:style-name="P29"/>
      <text:p text:style-name="P29">Resultado:</text:p>
      <text:p text:style-name="P29"/>
      <text:p text:style-name="P29">Análise sintática terminada com sucesso.</text:p>
      <text:p text:style-name="P12"/>
      <text:p text:style-name="P12"/>
      <text:p text:style-name="P12"/>
      <text:p text:style-name="P16"><text:bookmark-start text:name="__DdeLink__27_668952772"/><text:span text:style-name="T3">3.</text:span><text:span text:style-name="T4">5</text:span><text:span text:style-name="T3"> Teste </text:span><text:span text:style-name="T4">5</text:span><text:bookmark-end text:name="__DdeLink__27_668952772"/></text:p>
      <text:p text:style-name="P42"/>
      <text:p text:style-name="P29">Código:</text:p>
      <text:p text:style-name="P29"/>
      <text:p text:style-name="P29">init</text:p>
      <text:p text:style-name="P29">// Programa com if</text:p>
      <text:p text:style-name="P29"/>
      <text:p text:style-name="P29"><text:tab/><text:tab/> j, k, m is integer;</text:p>
      <text:p text:style-name="P29"><text:tab/><text:tab/> a, j is string;</text:p>
      <text:p text:style-name="P29"/>
      <text:p text:style-name="P29"/>
      <text:p text:style-name="P29"><text:tab/>read(j);</text:p>
      <text:p text:style-name="P29"><text:tab/>read(k);</text:p>
      <text:p text:style-name="P29"><text:soft-page-break/></text:p>
      <text:p text:style-name="P29"><text:s/><text:tab/>if (j == "ok")</text:p>
      <text:p text:style-name="P29"><text:tab/>begin</text:p>
      <text:p text:style-name="P29"><text:tab/><text:tab/>result = k/m</text:p>
      <text:p text:style-name="P29"><text:tab/>end</text:p>
      <text:p text:style-name="P29"><text:tab/>else</text:p>
      <text:p text:style-name="P29"><text:tab/>begin</text:p>
      <text:p text:style-name="P29"><text:tab/><text:tab/>result := 0;</text:p>
      <text:p text:style-name="P29"><text:tab/><text:tab/>write ("Invalid entry");</text:p>
      <text:p text:style-name="P29"><text:tab/>end</text:p>
      <text:p text:style-name="P29"/>
      <text:p text:style-name="P29"/>
      <text:p text:style-name="P29"><text:tab/>write(result);</text:p>
      <text:p text:style-name="P29"/>
      <text:p text:style-name="P29">Erros:</text:p>
      <text:p text:style-name="P29"/>
      <text:p text:style-name="P29">1.</text:p>
      <text:p text:style-name="P29">Erro sintático na linha 11: Token '=' inesperado. Esperando 'ID', 'NUM', 'STRING', '(', 'not', '-'.</text:p>
      <text:p text:style-name="P29">Erro sintático na linha 13: Token '=' inesperado. Esperando ':='.</text:p>
      <text:p text:style-name="P29">Erro sintático na linha 22: Token 'write' inesperado. Esperando 'else', ';'.</text:p>
      <text:p text:style-name="P29">Erro sintático na linha 23: Token 'EOF' inesperado. Esperando 'ID', 'if', 'do', 'read', 'write', 'end', 'while', 'stop'.</text:p>
      <text:p text:style-name="P29">Erro sintático na linha 23: Token 'EOF' inesperado. Esperando 'stop'.</text:p>
      <text:p text:style-name="P29">Análse sintática terminada com erros.</text:p>
      <text:p text:style-name="P29">2.</text:p>
      <text:p text:style-name="P30">Erro sintático na linha 11: Token '=' inesperado. Esperando 'ID', 'NUM', 'STRING', '(', 'not', '-'.</text:p>
      <text:p text:style-name="P30">Análse sintática terminada com erros.</text:p>
      <text:p text:style-name="P30"/>
      <text:p text:style-name="P30">Código:</text:p>
      <text:p text:style-name="P30"/>
      <text:p text:style-name="P30">init</text:p>
      <text:p text:style-name="P30">// Programa com if</text:p>
      <text:p text:style-name="P30"/>
      <text:p text:style-name="P30"><text:tab/><text:tab/> j, k, m is integer;</text:p>
      <text:p text:style-name="P30"><text:tab/><text:tab/> a, j is string;</text:p>
      <text:p text:style-name="P30"/>
      <text:p text:style-name="P30"/>
      <text:p text:style-name="P30"><text:tab/>read(j);</text:p>
      <text:p text:style-name="P30"><text:tab/>read(k);</text:p>
      <text:p text:style-name="P30"/>
      <text:p text:style-name="P30"><text:s/><text:tab/>if (j = "ok")</text:p>
      <text:p text:style-name="P30"><text:tab/>begin</text:p>
      <text:p text:style-name="P30"><text:tab/><text:tab/>result := k/m;</text:p>
      <text:p text:style-name="P30"><text:tab/>end</text:p>
      <text:p text:style-name="P30"><text:tab/>else</text:p>
      <text:p text:style-name="P30"><text:tab/>begin</text:p>
      <text:p text:style-name="P30"><text:tab/><text:tab/>result := 0;</text:p>
      <text:p text:style-name="P30"><text:tab/><text:tab/>write ("Invalid entry");</text:p>
      <text:p text:style-name="P30"><text:tab/>end;</text:p>
      <text:p text:style-name="P30"/>
      <text:p text:style-name="P30"/>
      <text:p text:style-name="P30"><text:tab/>write(result);</text:p>
      <text:p text:style-name="P30"><text:soft-page-break/></text:p>
      <text:p text:style-name="P30">stop</text:p>
      <text:p text:style-name="P30"/>
      <text:p text:style-name="P30">Resultado:</text:p>
      <text:p text:style-name="P30"/>
      <text:p text:style-name="P30">Análise sintática terminada com sucesso.</text:p>
      <text:p text:style-name="P22"/>
      <text:p text:style-name="P22"/>
      <text:p text:style-name="P17"><text:bookmark-start text:name="__DdeLink__32_668952772"/><text:span text:style-name="T3">3.</text:span><text:span text:style-name="T5">6</text:span><text:span text:style-name="T3"> Teste </text:span><text:span text:style-name="T5">6</text:span><text:bookmark-end text:name="__DdeLink__32_668952772"/></text:p>
      <text:p text:style-name="P43"/>
      <text:p text:style-name="P30">Código:</text:p>
      <text:p text:style-name="P30"/>
      <text:p text:style-name="P30">init</text:p>
      <text:p text:style-name="P30"><text:s/><text:tab/>a, b, c, maior is integer;</text:p>
      <text:p text:style-name="P30"/>
      <text:p text:style-name="P30"><text:tab/><text:tab/>read(a);</text:p>
      <text:p text:style-name="P30"><text:tab/><text:tab/>read(b);</text:p>
      <text:p text:style-name="P30"><text:tab/><text:tab/>read(c;</text:p>
      <text:p text:style-name="P30"/>
      <text:p text:style-name="P30"><text:tab/><text:tab/>maior := 0;</text:p>
      <text:p text:style-name="P30"><text:tab/><text:tab/>if ( a&gt;b and a&gt;c )</text:p>
      <text:p text:style-name="P30"><text:tab/><text:tab/><text:tab/>maior := a;</text:p>
      <text:p text:style-name="P30"/>
      <text:p text:style-name="P30"><text:tab/><text:tab/>else</text:p>
      <text:p text:style-name="P30"><text:tab/><text:tab/><text:tab/>if (b&gt;c)</text:p>
      <text:p text:style-name="P30"><text:tab/><text:tab/><text:tab/><text:tab/>maior := b;</text:p>
      <text:p text:style-name="P30"/>
      <text:p text:style-name="P30"><text:tab/><text:tab/><text:tab/>else</text:p>
      <text:p text:style-name="P30"><text:tab/><text:tab/><text:tab/><text:tab/>maior := c;</text:p>
      <text:p text:style-name="P30"/>
      <text:p text:style-name="P30"/>
      <text:p text:style-name="P30"><text:tab/><text:tab/>write("Maior idade: ");</text:p>
      <text:p text:style-name="P30"><text:tab/><text:tab/>write(maior);</text:p>
      <text:p text:style-name="P30">end</text:p>
      <text:p text:style-name="P30"/>
      <text:p text:style-name="P30">Erros:</text:p>
      <text:p text:style-name="P30"/>
      <text:p text:style-name="P30">1.</text:p>
      <text:p text:style-name="P31">Erro sintático na linha 6: Token ';' inesperado. Esperando ')'.</text:p>
      <text:p text:style-name="P31">Erro sintático na linha 10: Token 'maior' inesperado. Esperando ';'.</text:p>
      <text:p text:style-name="P31">Erro sintático na linha 12: Token 'else' inesperado. Esperando 'ID', 'if', 'do', 'read', 'write', 'end', 'while', 'stop'.</text:p>
      <text:p text:style-name="P31">Erro sintático na linha 22: Token 'end' inesperado. Esperando 'stop'.</text:p>
      <text:p text:style-name="P31">Análse sintática terminada com erros.</text:p>
      <text:p text:style-name="P31"/>
      <text:p text:style-name="P31">2.</text:p>
      <text:p text:style-name="P31">Erro sintático na linha 9: Token '&gt;' inesperado. Esperando ')'.</text:p>
      <text:p text:style-name="P31">Erro sintático na linha 14: Token 'if' inesperado. Esperando 'begin'.</text:p>
      <text:p text:style-name="P31">Erro sintático na linha 24: Token 'EOF' inesperado. Esperando 'ID', 'if', 'do', 'read', 'write'.</text:p>
      <text:p text:style-name="P31">Erro sintático na linha 24: Token 'EOF' inesperado. Esperando 'end'.</text:p>
      <text:p text:style-name="P31">Erro sintático na linha 24: Token 'EOF' inesperado. Esperando ';'.</text:p>
      <text:p text:style-name="P31"><text:soft-page-break/>Erro sintático na linha 24: Token 'EOF' inesperado. Esperando 'ID', 'if', 'do', 'read', 'write', 'end', 'while', 'stop'.</text:p>
      <text:p text:style-name="P31">Erro sintático na linha 24: Token 'EOF' inesperado. Esperando 'stop'.</text:p>
      <text:p text:style-name="P31">Análse sintática terminada com erros.</text:p>
      <text:p text:style-name="P31"/>
      <text:p text:style-name="P31">3.</text:p>
      <text:p text:style-name="P31">Erro sintático na linha 9: Token '&gt;' inesperado. Esperando ')'.</text:p>
      <text:p text:style-name="P31">Análse sintática terminada com erros.</text:p>
      <text:p text:style-name="P31"/>
      <text:p text:style-name="P31">Código:</text:p>
      <text:p text:style-name="P31"/>
      <text:p text:style-name="P31">init</text:p>
      <text:p text:style-name="P31"><text:s/><text:tab/>a, b, c, maior is integer;</text:p>
      <text:p text:style-name="P31"/>
      <text:p text:style-name="P31"><text:tab/><text:tab/>read(a);</text:p>
      <text:p text:style-name="P31"><text:tab/><text:tab/>read(b);</text:p>
      <text:p text:style-name="P31"><text:tab/><text:tab/>read(c);</text:p>
      <text:p text:style-name="P31"/>
      <text:p text:style-name="P31"><text:tab/><text:tab/>maior := 0;</text:p>
      <text:p text:style-name="P31"><text:tab/><text:tab/>if ( a&gt;b)</text:p>
      <text:p text:style-name="P31"><text:s text:c="4"/>begin</text:p>
      <text:p text:style-name="P31"><text:s text:c="6"/>if (a&gt;c)</text:p>
      <text:p text:style-name="P31"><text:s text:c="6"/>begin</text:p>
      <text:p text:style-name="P31"/>
      <text:p text:style-name="P31"><text:tab/><text:tab/><text:tab/> <text:s text:c="2"/>maior := a;</text:p>
      <text:p text:style-name="P31"><text:s text:c="6"/>end;</text:p>
      <text:p text:style-name="P31"><text:s text:c="4"/>end</text:p>
      <text:p text:style-name="P31"><text:tab/><text:tab/>else</text:p>
      <text:p text:style-name="P31"><text:s text:c="4"/>begin</text:p>
      <text:p text:style-name="P31"><text:tab/><text:tab/><text:tab/>if (b&gt;c)</text:p>
      <text:p text:style-name="P31"><text:s text:c="6"/>begin</text:p>
      <text:p text:style-name="P31"><text:tab/><text:tab/><text:tab/><text:tab/>maior := b;</text:p>
      <text:p text:style-name="P31"><text:s text:c="6"/>end</text:p>
      <text:p text:style-name="P31"><text:tab/><text:tab/><text:tab/>else</text:p>
      <text:p text:style-name="P31"><text:s text:c="6"/>begin</text:p>
      <text:p text:style-name="P31"><text:tab/><text:tab/><text:tab/><text:tab/>maior := c;</text:p>
      <text:p text:style-name="P31"><text:s text:c="6"/>end;</text:p>
      <text:p text:style-name="P31"><text:s text:c="4"/>end;</text:p>
      <text:p text:style-name="P31"/>
      <text:p text:style-name="P31"><text:tab/><text:tab/>write("Maior idade: ");</text:p>
      <text:p text:style-name="P31"><text:tab/><text:tab/>write(maior);</text:p>
      <text:p text:style-name="P31"/>
      <text:p text:style-name="P31">stop</text:p>
      <text:p text:style-name="P31"/>
      <text:p text:style-name="P31">Resultado:</text:p>
      <text:p text:style-name="P31"/>
      <text:p text:style-name="P31">Análise sintática terminada com sucesso.</text:p>
      <text:p text:style-name="P23"/>
      <text:p text:style-name="P23"/>
      <text:p text:style-name="P23"/>
      <text:p text:style-name="P23"/>
      <text:p text:style-name="P23"/>
      <text:p text:style-name="P18"><text:bookmark-start text:name="__DdeLink__38_668952772"/><text:soft-page-break/><text:span text:style-name="T3">3.</text:span><text:span text:style-name="T6">7</text:span><text:span text:style-name="T3"> Teste </text:span><text:span text:style-name="T6">7</text:span></text:p>
      <text:p text:style-name="P46"/>
      <text:p text:style-name="P32"><text:bookmark-end text:name="__DdeLink__38_668952772"/><text:span text:style-name="T12">Código:</text:span></text:p>
      <text:p text:style-name="P32"/>
      <text:p text:style-name="P31">init</text:p>
      <text:p text:style-name="P31"><text:s/><text:tab/>a is int;</text:p>
      <text:p text:style-name="P31"/>
      <text:p text:style-name="P31"><text:tab/>begin</text:p>
      <text:p text:style-name="P31"><text:tab/><text:tab/>read (A);</text:p>
      <text:p text:style-name="P31"/>
      <text:p text:style-name="P31"><text:tab/><text:tab/>DO</text:p>
      <text:p text:style-name="P31"><text:tab/><text:tab/><text:tab/>A := A - 2</text:p>
      <text:p text:style-name="P31"><text:tab/><text:tab/>WHiLE (A &gt;= 2);</text:p>
      <text:p text:style-name="P31"/>
      <text:p text:style-name="P31"><text:tab/><text:tab/>iF (a = 0)</text:p>
      <text:p text:style-name="P31"><text:tab/><text:tab/><text:tab/>write (A);</text:p>
      <text:p text:style-name="P31"><text:tab/><text:tab/><text:tab/>write (" é par");</text:p>
      <text:p text:style-name="P31"><text:tab/><text:tab/>ELSE</text:p>
      <text:p text:style-name="P31"><text:tab/><text:tab/><text:tab/>write (A);</text:p>
      <text:p text:style-name="P31"><text:tab/><text:tab/><text:tab/>write (" é ímpar.");</text:p>
      <text:p text:style-name="P31"/>
      <text:p text:style-name="P31">Erros:</text:p>
      <text:p text:style-name="P31"/>
      <text:p text:style-name="P31">1.</text:p>
      <text:p text:style-name="P31">Erro sintático na linha 2: Token 'int' inesperado. Esperando 'integer', 'string'.</text:p>
      <text:p text:style-name="P31">Erro sintático na linha 4: Token 'begin' inesperado. Esperando 'ID', 'if', 'do', 'read', 'write'.</text:p>
      <text:p text:style-name="P31">Erro sintático na linha 17: Token 'EOF' inesperado. Esperando 'stop'.</text:p>
      <text:p text:style-name="P31">Análse sintática terminada com erros.</text:p>
      <text:p text:style-name="P31"/>
      <text:p text:style-name="P31">2.</text:p>
      <text:p text:style-name="P31">Erro sintático na linha 8: Token 'while' inesperado. Esperando '*', '/', 'and', 'or', '+', '-', ';', ')', '&gt;', '=', '&gt;=', '&lt;', '&lt;=', '&lt;&gt;'.</text:p>
      <text:p text:style-name="P31">Erro sintático na linha 8: Token '&gt;=' inesperado. Esperando ';'.</text:p>
      <text:p text:style-name="P31">Erro sintático na linha 11: Token 'write' inesperado. Esperando 'begin'.</text:p>
      <text:p text:style-name="P31">Erro sintático na linha 17: Token 'EOF' inesperado. Esperando 'ID', 'if', 'do', 'read', 'write'.</text:p>
      <text:p text:style-name="P31">Erro sintático na linha 17: Token 'EOF' inesperado. Esperando 'end'.</text:p>
      <text:p text:style-name="P31">Erro sintático na linha 17: Token 'EOF' inesperado. Esperando 'else', ';'.</text:p>
      <text:p text:style-name="P31">Erro sintático na linha 17: Token 'EOF' inesperado. Esperando ';'.</text:p>
      <text:p text:style-name="P31">Erro sintático na linha 17: Token 'EOF' inesperado. Esperando 'ID', 'if', 'do', 'read', 'write', 'end', 'while', 'stop'.</text:p>
      <text:p text:style-name="P31">Erro sintático na linha 17: Token 'EOF' inesperado. Esperando 'while'.</text:p>
      <text:p text:style-name="P31">Erro sintático na linha 17: Token 'EOF' inesperado. Esperando ';'.</text:p>
      <text:p text:style-name="P31">Erro sintático na linha 17: Token 'EOF' inesperado. Esperando 'ID', 'if', 'do', 'read', 'write', 'end', 'while', 'stop'.</text:p>
      <text:p text:style-name="P31">Erro sintático na linha 17: Token 'EOF' inesperado. Esperando 'stop'.</text:p>
      <text:p text:style-name="P31">Análse sintática terminada com erros.</text:p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Código:</text:p>
      <text:p text:style-name="P31"/>
      <text:p text:style-name="P33">init</text:p>
      <text:p text:style-name="P33"><text:s/><text:tab/>a is integer;</text:p>
      <text:p text:style-name="P33"/>
      <text:p text:style-name="P33"><text:tab/><text:tab/>read (A);</text:p>
      <text:p text:style-name="P33"/>
      <text:p text:style-name="P33"><text:tab/><text:tab/>DO</text:p>
      <text:p text:style-name="P33"><text:tab/><text:tab/><text:tab/>A := A - 2;</text:p>
      <text:p text:style-name="P33"><text:tab/><text:tab/>WHiLE (A &gt;= 2);</text:p>
      <text:p text:style-name="P33"/>
      <text:p text:style-name="P33"><text:tab/><text:tab/>iF (a = 0)</text:p>
      <text:p text:style-name="P33"><text:s text:c="4"/>begin</text:p>
      <text:p text:style-name="P33"><text:tab/><text:tab/><text:tab/>write (A);</text:p>
      <text:p text:style-name="P33"><text:tab/><text:tab/><text:tab/>write (" é par");</text:p>
      <text:p text:style-name="P33"><text:s text:c="4"/>end</text:p>
      <text:p text:style-name="P33"><text:tab/><text:tab/>ELSE</text:p>
      <text:p text:style-name="P33"><text:s text:c="4"/>begin</text:p>
      <text:p text:style-name="P33"><text:tab/><text:tab/><text:tab/>write (A);</text:p>
      <text:p text:style-name="P33"><text:tab/><text:tab/><text:tab/>write (" é ímpar.");</text:p>
      <text:p text:style-name="P33"><text:s text:c="4"/>end;</text:p>
      <text:p text:style-name="P33">stop</text:p>
      <text:p text:style-name="P33"/>
      <text:p text:style-name="P33">Resultado:</text:p>
      <text:p text:style-name="P33"/>
      <text:p text:style-name="P33">Análise sintática terminada com sucesso.</text:p>
      <text:p text:style-name="P24"/>
      <text:p text:style-name="P24"/>
      <text:p text:style-name="P19"><text:span text:style-name="T3">3.</text:span><text:span text:style-name="T7">8</text:span><text:span text:style-name="T3"> Teste </text:span><text:span text:style-name="T7">8</text:span></text:p>
      <text:p text:style-name="P47"/>
      <text:p text:style-name="P31"><text:span text:style-name="T12">C</text:span>ódigo:</text:p>
      <text:p text:style-name="P31"/>
      <text:p text:style-name="P34">init</text:p>
      <text:p text:style-name="P34"><text:tab/>n is integer;</text:p>
      <text:p text:style-name="P34"><text:tab/>anterior, proximo, aux, i is integer;</text:p>
      <text:p text:style-name="P34"/>
      <text:p text:style-name="P34"><text:tab/>begin</text:p>
      <text:p text:style-name="P34"><text:tab/><text:tab/>write ("Digite a posicao: ");</text:p>
      <text:p text:style-name="P34"><text:tab/><text:tab/>read (n);</text:p>
      <text:p text:style-name="P34"/>
      <text:p text:style-name="P34"><text:tab/><text:tab/>if ( n == 1)</text:p>
      <text:p text:style-name="P34"><text:tab/><text:tab/><text:tab/>proximo := 0;</text:p>
      <text:p text:style-name="P34"><text:tab/><text:tab/>else</text:p>
      <text:p text:style-name="P34"><text:tab/><text:tab/><text:tab/>if ( n == 2)</text:p>
      <text:p text:style-name="P34"><text:tab/><text:tab/><text:tab/><text:tab/>proximo := 1;</text:p>
      <text:p text:style-name="P34"><text:tab/><text:tab/><text:tab/>else</text:p>
      <text:p text:style-name="P34"><text:tab/><text:tab/><text:tab/><text:tab/>anterior := 0;</text:p>
      <text:p text:style-name="P34"><text:tab/><text:tab/><text:tab/><text:tab/>proximo := 1</text:p>
      <text:p text:style-name="P34"><text:tab/><text:tab/><text:tab/><text:tab/>i := 3;</text:p>
      <text:p text:style-name="P34"><text:tab/><text:tab/><text:tab/><text:tab/>do</text:p>
      <text:p text:style-name="P34"><text:tab/><text:tab/><text:tab/><text:tab/><text:tab/>aux := proximo;</text:p>
      <text:p text:style-name="P34"><text:tab/><text:tab/><text:tab/><text:tab/><text:tab/>proximo := anterior + proximo;</text:p>
      <text:p text:style-name="P34"><text:soft-page-break/><text:tab/><text:tab/><text:tab/><text:tab/><text:tab/>anterior := aux;</text:p>
      <text:p text:style-name="P34"><text:tab/><text:tab/><text:tab/><text:tab/><text:tab/>i := i + 1;</text:p>
      <text:p text:style-name="P34"><text:tab/><text:tab/><text:tab/><text:tab/>while (i &lt; n)</text:p>
      <text:p text:style-name="P34"/>
      <text:p text:style-name="P34"><text:s text:c="4"/><text:tab/>write ("O termo: ");</text:p>
      <text:p text:style-name="P34"><text:tab/><text:tab/>write (proximo);</text:p>
      <text:p text:style-name="P34">stop</text:p>
      <text:p text:style-name="P34"/>
      <text:p text:style-name="P35">Erros:</text:p>
      <text:p text:style-name="P35"/>
      <text:p text:style-name="P35">1.</text:p>
      <text:p text:style-name="P35">Erro sintático na linha 5: Token 'begin' inesperado. Esperando 'ID', 'if', 'do', 'read', 'write'.</text:p>
      <text:p text:style-name="P35">Análse sintática terminada com erros.</text:p>
      <text:p text:style-name="P35"/>
      <text:p text:style-name="P35">2.</text:p>
      <text:p text:style-name="P35">Erro sintático na linha 9: Token '=' inesperado. Esperando 'ID', 'NUM', 'STRING', '(', 'not', '-'.</text:p>
      <text:p text:style-name="P35">Erro sintático na linha 10: Token 'proximo' inesperado. Esperando 'begin'.</text:p>
      <text:p text:style-name="P35">Erro sintático na linha 28: Token 'EOF' inesperado. Esperando 'ID', 'if', 'do', 'read', 'write'.</text:p>
      <text:p text:style-name="P35">Erro sintático na linha 28: Token 'EOF' inesperado. Esperando 'end'.</text:p>
      <text:p text:style-name="P35">Erro sintático na linha 28: Token 'EOF' inesperado. Esperando 'else', ';'.</text:p>
      <text:p text:style-name="P35">Erro sintático na linha 28: Token 'EOF' inesperado. Esperando ';'.</text:p>
      <text:p text:style-name="P35">Erro sintático na linha 28: Token 'EOF' inesperado. Esperando 'ID', 'if', 'do', 'read', 'write', 'end', 'while', 'stop'.</text:p>
      <text:p text:style-name="P35">Erro sintático na linha 28: Token 'EOF' inesperado. Esperando 'stop'.</text:p>
      <text:p text:style-name="P35">Análse sintática terminada com erros.</text:p>
      <text:p text:style-name="P35"/>
      <text:p text:style-name="P35">3.</text:p>
      <text:p text:style-name="P35">rro sintático na linha 15: Token '=' inesperado. Esperando 'ID', 'NUM', 'STRING', '(', 'not', '-'.</text:p>
      <text:p text:style-name="P35">Erro sintático na linha 16: Token 'proximo' inesperado. Esperando 'begin'.</text:p>
      <text:p text:style-name="P35">Erro sintático na linha 32: Token 'EOF' inesperado. Esperando 'ID', 'if', 'do', 'read', 'write'.</text:p>
      <text:p text:style-name="P35">Erro sintático na linha 32: Token 'EOF' inesperado. Esperando 'end'.</text:p>
      <text:p text:style-name="P35">Erro sintático na linha 32: Token 'EOF' inesperado. Esperando 'else', ';'.</text:p>
      <text:p text:style-name="P35">Erro sintático na linha 32: Token 'EOF' inesperado. Esperando ';'.</text:p>
      <text:p text:style-name="P35">Erro sintático na linha 32: Token 'EOF' inesperado. Esperando 'ID', 'if', 'do', 'read', 'write', 'end', 'while', 'stop'.</text:p>
      <text:p text:style-name="P35">Erro sintático na linha 32: Token 'EOF' inesperado. Esperando 'end'.</text:p>
      <text:p text:style-name="P35">Erro sintático na linha 32: Token 'EOF' inesperado. Esperando ';'.</text:p>
      <text:p text:style-name="P35">Erro sintático na linha 32: Token 'EOF' inesperado. Esperando 'ID', 'if', 'do', 'read', 'write', 'end', 'while', 'stop'.</text:p>
      <text:p text:style-name="P35">Erro sintático na linha 32: Token 'EOF' inesperado. Esperando 'stop'.</text:p>
      <text:p text:style-name="P35">Análse sintática terminada com erros.</text:p>
      <text:p text:style-name="P35"/>
      <text:p text:style-name="P35">4.</text:p>
      <text:p text:style-name="P35">Erro sintático na linha 23: Token 'i' inesperado. Esperando '*', '/', 'and', 'or', '+', '-', ';', ')', '&gt;', '=', '&gt;=', '&lt;', '&lt;=', '&lt;&gt;'.</text:p>
      <text:p text:style-name="P35">Erro sintático na linha 30: Token 'end' inesperado. Esperando ';'.</text:p>
      <text:p text:style-name="P35">Erro sintático na linha 34: Token 'stop' inesperado. Esperando 'end'.</text:p>
      <text:p text:style-name="P35">Erro sintático na linha 35: Token 'EOF' inesperado. Esperando ';'.</text:p>
      <text:p text:style-name="P35">Erro sintático na linha 35: Token 'EOF' inesperado. Esperando 'ID', 'if', 'do', 'read', 'write', 'end', 'while', 'stop'.</text:p>
      <text:p text:style-name="P35">Erro sintático na linha 35: Token 'EOF' inesperado. Esperando 'stop'.</text:p>
      <text:p text:style-name="P35">Análse sintática terminada com erros.</text:p>
      <text:p text:style-name="P35"><text:soft-page-break/>5.</text:p>
      <text:p text:style-name="P35">Erro sintático na linha 30: Token 'end' inesperado. Esperando ';'.</text:p>
      <text:p text:style-name="P35">Erro sintático na linha 34: Token 'stop' inesperado. Esperando 'end'.</text:p>
      <text:p text:style-name="P35">Erro sintático na linha 35: Token 'EOF' inesperado. Esperando ';'.</text:p>
      <text:p text:style-name="P35">Erro sintático na linha 35: Token 'EOF' inesperado. Esperando 'ID', 'if', 'do', 'read', 'write', 'end', 'while', 'stop'.</text:p>
      <text:p text:style-name="P35">Erro sintático na linha 35: Token 'EOF' inesperado. Esperando 'stop'.</text:p>
      <text:p text:style-name="P35">Análse sintática terminada com erros.</text:p>
      <text:p text:style-name="P35"/>
      <text:p text:style-name="P35">Código:</text:p>
      <text:p text:style-name="P35"/>
      <text:p text:style-name="P35">init</text:p>
      <text:p text:style-name="P35"><text:tab/>n is integer;</text:p>
      <text:p text:style-name="P35"><text:tab/>anterior, proximo, aux, i is integer;</text:p>
      <text:p text:style-name="P35"/>
      <text:p text:style-name="P35"/>
      <text:p text:style-name="P35"><text:tab/><text:tab/>write ("Digite a posicao: ");</text:p>
      <text:p text:style-name="P35"><text:tab/><text:tab/>read (n);</text:p>
      <text:p text:style-name="P35"/>
      <text:p text:style-name="P35"><text:tab/><text:tab/>if ( n = 1)</text:p>
      <text:p text:style-name="P35"><text:tab/><text:tab/>begin</text:p>
      <text:p text:style-name="P35"><text:tab/><text:tab/><text:tab/>proximo := 0;</text:p>
      <text:p text:style-name="P35"><text:tab/><text:tab/>end</text:p>
      <text:p text:style-name="P35"><text:tab/><text:tab/>else</text:p>
      <text:p text:style-name="P35"><text:tab/><text:tab/>begin</text:p>
      <text:p text:style-name="P35"><text:tab/><text:tab/><text:tab/>if ( n = 2)</text:p>
      <text:p text:style-name="P35"><text:tab/><text:tab/><text:tab/>begin</text:p>
      <text:p text:style-name="P35"><text:tab/><text:tab/><text:tab/><text:tab/>proximo := 1;</text:p>
      <text:p text:style-name="P35"><text:tab/><text:tab/><text:tab/>end</text:p>
      <text:p text:style-name="P35"><text:tab/><text:tab/><text:tab/>else</text:p>
      <text:p text:style-name="P35"><text:tab/><text:tab/><text:tab/>begin</text:p>
      <text:p text:style-name="P35"><text:tab/><text:tab/><text:tab/><text:tab/>anterior := 0;</text:p>
      <text:p text:style-name="P35"><text:tab/><text:tab/><text:tab/><text:tab/>proximo := 1;</text:p>
      <text:p text:style-name="P35"><text:tab/><text:tab/><text:tab/><text:tab/>i := 3;</text:p>
      <text:p text:style-name="P35"><text:tab/><text:tab/><text:tab/><text:tab/>do</text:p>
      <text:p text:style-name="P35"><text:tab/><text:tab/><text:tab/><text:tab/><text:tab/>aux := proximo;</text:p>
      <text:p text:style-name="P35"><text:tab/><text:tab/><text:tab/><text:tab/><text:tab/>proximo := anterior + proximo;</text:p>
      <text:p text:style-name="P35"><text:tab/><text:tab/><text:tab/><text:tab/><text:tab/>anterior := aux;</text:p>
      <text:p text:style-name="P35"><text:tab/><text:tab/><text:tab/><text:tab/><text:tab/>i := i + 1;</text:p>
      <text:p text:style-name="P35"><text:tab/><text:tab/><text:tab/><text:tab/>while (i &lt; n);</text:p>
      <text:p text:style-name="P35"><text:tab/><text:tab/><text:tab/>end;</text:p>
      <text:p text:style-name="P35"><text:s text:c="4"/><text:tab/>write ("O termo: ");</text:p>
      <text:p text:style-name="P35"><text:tab/><text:tab/>write (proximo);</text:p>
      <text:p text:style-name="P35"><text:tab/>end;</text:p>
      <text:p text:style-name="P35">stop</text:p>
      <text:p text:style-name="P35"/>
      <text:p text:style-name="P35">Resultado:</text:p>
      <text:p text:style-name="P35"/>
      <text:p text:style-name="P35">Análise sintática terminada com sucesso.</text:p>
      <text:p text:style-name="P31"/>
      <text:p text:style-name="P24"/>
      <text:p text:style-name="P25"/>
      <text:p text:style-name="P24"><text:soft-page-break/></text:p>
      <text:p text:style-name="P4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2:17:57.022346364</meta:creation-date>
    <meta:generator>LibreOffice/5.1.4.2$Linux_X86_64 LibreOffice_project/10m0$Build-2</meta:generator>
    <dc:date>2017-05-22T22:59:43.508814733</dc:date>
    <meta:editing-duration>PT23M41S</meta:editing-duration>
    <meta:editing-cycles>6</meta:editing-cycles>
    <meta:document-statistic meta:table-count="0" meta:image-count="0" meta:object-count="0" meta:page-count="15" meta:paragraph-count="468" meta:word-count="2277" meta:character-count="14086" meta:non-whitespace-character-count="11706"/>
  </office:meta>
</office:document-meta>
</file>